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solid" draw:fill-color="#ffffff" fo:min-height="0.316cm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fo:min-height="1.136cm"/>
    </style:style>
    <style:style style:name="gr7" style:family="graphic" style:parent-style-name="standard">
      <style:graphic-properties draw:stroke="none" svg:stroke-color="#000000" draw:fill="solid" draw:fill-color="#ffffff" fo:min-height="0.344cm"/>
    </style:style>
    <style:style style:name="gr8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tyle="italic" style:font-style-asian="italic" style:font-style-complex="italic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8" draw:id="id8" draw:layer="layout" svg:width="4.884cm" svg:height="1.98cm" svg:x="22.384cm" svg:y="13.342cm">
          <text:p text:style-name="P1">Spa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" draw:id="id1" draw:layer="layout" svg:width="4.884cm" svg:height="1.98cm" svg:x="3.178cm" svg:y="8.986cm">
          <text:p text:style-name="P1">U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4.884cm" svg:height="1.98cm" svg:x="3.178cm" svg:y="13.342cm">
          <text:p text:style-name="P1">Ro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4.884cm" svg:height="1.98cm" svg:x="14.332cm" svg:y="11.164cm">
          <text:p text:style-name="P1">Permiss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6" draw:id="id6" draw:layer="layout" svg:width="4.884cm" svg:height="1.98cm" svg:x="22.384cm" svg:y="8.59cm">
          <text:p text:style-name="P1">AccessM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" draw:id="id3" draw:layer="layout" svg:width="4.95cm" svg:height="1.254cm" svg:x="7.27cm" svg:y="3.376cm">
          <text:p text:style-name="P1"><text:span text:style-name="T1">{password}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4.95cm" svg:height="1.254cm" svg:x="1.594cm" svg:y="3.376cm">
          <text:p text:style-name="P1"><text:span text:style-name="T1">{login}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62cm" svg:y1="8.986cm" svg:x2="4.069cm" svg:y2="4.63cm" draw:start-shape="id1" draw:start-glue-point="0" draw:end-shape="id2" draw:end-glue-point="2" svg:d="m5620 8986v-2178h-1551v-2178" svg:viewBox="0 0 1552 4357">
          <text:p/>
        </draw:connector>
        <draw:connector draw:style-name="gr3" draw:text-style-name="P1" draw:layer="layout" svg:x1="5.62cm" svg:y1="8.986cm" svg:x2="9.745cm" svg:y2="4.63cm" draw:start-shape="id1" draw:start-glue-point="0" draw:end-shape="id3" draw:end-glue-point="2" svg:d="m5620 8986v-2178h4125v-2178" svg:viewBox="0 0 4126 4357">
          <text:p/>
        </draw:connector>
        <draw:connector draw:style-name="gr3" draw:text-style-name="P1" draw:layer="layout" svg:x1="5.62cm" svg:y1="10.966cm" svg:x2="5.62cm" svg:y2="13.342cm" draw:start-shape="id1" draw:start-glue-point="2" draw:end-shape="id4" svg:d="m5620 10966v2376" svg:viewBox="0 0 1 2377">
          <text:p/>
        </draw:connector>
        <draw:connector draw:style-name="gr3" draw:text-style-name="P1" draw:layer="layout" svg:x1="8.062cm" svg:y1="9.976cm" svg:x2="14.332cm" svg:y2="12.154cm" draw:start-shape="id1" draw:start-glue-point="1" draw:end-shape="id5" draw:end-glue-point="3" svg:d="m8062 9976h3136v2178h3134" svg:viewBox="0 0 6271 2179">
          <text:p/>
        </draw:connector>
        <draw:connector draw:style-name="gr3" draw:text-style-name="P1" draw:layer="layout" svg:x1="8.062cm" svg:y1="14.332cm" svg:x2="14.332cm" svg:y2="12.154cm" draw:start-shape="id4" draw:start-glue-point="1" draw:end-shape="id5" draw:end-glue-point="3" svg:d="m8062 14332h3136v-2178h3134" svg:viewBox="0 0 6271 2179">
          <text:p/>
        </draw:connector>
        <draw:connector draw:style-name="gr3" draw:text-style-name="P1" draw:layer="layout" svg:x1="19.216cm" svg:y1="12.154cm" svg:x2="22.384cm" svg:y2="9.58cm" draw:start-shape="id5" draw:start-glue-point="1" draw:end-shape="id6" draw:end-glue-point="3" svg:d="m19216 12154h1585v-2574h1583" svg:viewBox="0 0 3169 2575">
          <text:p/>
        </draw:connector>
        <draw:frame draw:style-name="gr4" draw:layer="layout" svg:width="1.914cm" svg:height="0.962cm" svg:x="3.112cm" svg:y="5.488cm">
          <draw:text-box>
            <text:p>login</text:p>
          </draw:text-box>
        </draw:frame>
        <draw:frame draw:style-name="gr5" draw:layer="layout" svg:width="3.211cm" svg:height="0.962cm" svg:x="8.128cm" svg:y="5.384cm">
          <draw:text-box>
            <text:p>password</text:p>
          </draw:text-box>
        </draw:frame>
        <draw:frame draw:style-name="gr5" draw:layer="layout" svg:width="2.822cm" svg:height="0.962cm" svg:x="4.366cm" svg:y="11.494cm">
          <draw:text-box>
            <text:p>hasRole</text:p>
          </draw:text-box>
        </draw:frame>
        <draw:frame draw:style-name="gr5" draw:layer="layout" svg:width="4.655cm" svg:height="0.962cm" svg:x="8.885cm" svg:y="11.588cm">
          <draw:text-box>
            <text:p>hasPermission</text:p>
          </draw:text-box>
        </draw:frame>
        <draw:frame draw:style-name="gr6" draw:text-style-name="P3" draw:layer="layout" svg:width="11.748cm" svg:height="1.386cm" svg:x="9.25cm" svg:y="1.198cm">
          <draw:text-box>
            <text:p><text:span text:style-name="T2">User Management Structure</text:span></text:p>
          </draw:text-box>
        </draw:frame>
        <draw:custom-shape draw:style-name="gr2" draw:text-style-name="P2" xml:id="id7" draw:id="id7" draw:layer="layout" svg:width="4.95cm" svg:height="1.254cm" svg:x="12.814cm" svg:y="3.376cm">
          <text:p text:style-name="P1"><text:span text:style-name="T1">{passwordHash}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62cm" svg:y1="8.986cm" svg:x2="15.289cm" svg:y2="4.63cm" draw:start-shape="id1" draw:start-glue-point="0" draw:end-shape="id7" draw:end-glue-point="2" svg:d="m5620 8986v-2178h9669v-2178" svg:viewBox="0 0 9670 4357">
          <text:p/>
        </draw:connector>
        <draw:frame draw:style-name="gr5" draw:layer="layout" svg:width="4.689cm" svg:height="0.962cm" svg:x="13.012cm" svg:y="5.356cm">
          <draw:text-box>
            <text:p>passwordHash</text:p>
          </draw:text-box>
        </draw:frame>
        <draw:connector draw:style-name="gr3" draw:text-style-name="P1" draw:layer="layout" svg:x1="19.216cm" svg:y1="12.154cm" svg:x2="22.384cm" svg:y2="14.332cm" draw:start-shape="id5" draw:start-glue-point="1" draw:end-shape="id8" draw:end-glue-point="3" svg:d="m19216 12154h1585v2178h1583" svg:viewBox="0 0 3169 2179">
          <text:p/>
        </draw:connector>
        <draw:frame draw:style-name="gr7" draw:layer="layout" svg:width="3.3cm" svg:height="0.962cm" svg:x="19.216cm" svg:y="10.306cm">
          <draw:text-box>
            <text:p>hasMode</text:p>
          </draw:text-box>
        </draw:frame>
        <draw:custom-shape draw:style-name="gr8" draw:text-style-name="P1" xml:id="id9" draw:id="id9" draw:layer="layout" svg:width="4.884cm" svg:height="1.98cm" svg:x="22.054cm" svg:y="3.112cm">
          <text:p text:style-name="P1">Pers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line-skew="0.626cm" svg:x1="5.62cm" svg:y1="8.986cm" svg:x2="24.496cm" svg:y2="5.092cm" draw:start-shape="id1" draw:start-glue-point="0" draw:end-shape="id9" svg:d="m5620 8986v-1320h18876v-2574" svg:viewBox="0 0 18877 3895">
          <text:p/>
        </draw:connector>
        <draw:frame draw:style-name="gr5" draw:layer="layout" svg:width="2.225cm" svg:height="0.962cm" svg:x="17.632cm" svg:y="7.138cm">
          <draw:text-box>
            <text:p>owner</text:p>
          </draw:text-box>
        </draw:frame>
        <draw:frame draw:style-name="gr7" draw:layer="layout" svg:width="2.64cm" svg:height="0.962cm" svg:x="19.612cm" svg:y="12.748cm">
          <draw:text-box>
            <text:p>covers</text:p>
          </draw:text-box>
        </draw:frame>
        <draw:custom-shape draw:style-name="gr2" draw:text-style-name="P2" xml:id="id10" draw:id="id10" draw:layer="layout" svg:width="4.95cm" svg:height="1.254cm" svg:x="14.2cm" svg:y="18.094cm">
          <text:p text:style-name="P1"><text:span text:style-name="T1">{spaceDefinition}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4.826cm" svg:y1="15.322cm" svg:x2="19.15cm" svg:y2="18.721cm" draw:start-shape="id8" draw:start-glue-point="2" draw:end-shape="id10" draw:end-glue-point="1" svg:d="m24826 15322v3399h-5676" svg:viewBox="0 0 5677 3400">
          <text:p/>
        </draw:connector>
        <draw:frame draw:style-name="gr5" draw:layer="layout" svg:width="4.828cm" svg:height="0.962cm" svg:x="19.866cm" svg:y="18.226cm">
          <draw:text-box>
            <text:p>spaceDefinition</text:p>
          </draw:text-box>
        </draw:frame>
        <draw:custom-shape draw:style-name="gr1" draw:text-style-name="P1" xml:id="id11" draw:id="id11" draw:layer="layout" svg:width="4.884cm" svg:height="1.98cm" svg:x="14.398cm" svg:y="15.256cm">
          <text:p text:style-name="P1">SpaceTyp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24.826cm" svg:y1="15.322cm" svg:x2="19.282cm" svg:y2="16.246cm" draw:start-shape="id8" draw:start-glue-point="2" draw:end-shape="id11" draw:end-glue-point="1" svg:d="m24826 15322v924h-5544" svg:viewBox="0 0 5545 925">
          <text:p/>
        </draw:connector>
        <draw:frame draw:style-name="gr5" draw:layer="layout" svg:width="3.567cm" svg:height="0.962cm" svg:x="20.536cm" svg:y="15.746cm">
          <draw:text-box>
            <text:p>spaceTyp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ny Ayers</meta:initial-creator>
    <meta:creation-date>2013-05-28T11:57:31</meta:creation-date>
    <dc:date>2013-05-30T11:50:36</dc:date>
    <dc:creator>Danny Ayers</dc:creator>
    <meta:editing-duration>PT2H30M21S</meta:editing-duration>
    <meta:editing-cycles>8</meta:editing-cycles>
    <meta:generator>LibreOffice/4.0.2.2$Linux_x86 LibreOffice_project/400m0$Build-2</meta:generator>
    <meta:document-statistic meta:object-count="33"/>
  </office:meta>
</office:document-meta>
</file>